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6c0" officeooo:paragraph-rsid="001a76c0"/>
    </style:style>
    <style:style style:name="P2" style:family="paragraph" style:parent-style-name="Standard">
      <style:text-properties officeooo:rsid="001a76c0" officeooo:paragraph-rsid="0020a940"/>
    </style:style>
    <style:style style:name="P3" style:family="paragraph" style:parent-style-name="Standard">
      <style:text-properties officeooo:rsid="001c1e65" officeooo:paragraph-rsid="0020a940"/>
    </style:style>
    <style:style style:name="P4" style:family="paragraph" style:parent-style-name="Standard">
      <style:text-properties officeooo:rsid="0020a940" officeooo:paragraph-rsid="0020a940"/>
    </style:style>
    <style:style style:name="P5" style:family="paragraph" style:parent-style-name="Standard">
      <style:text-properties officeooo:rsid="00226604" officeooo:paragraph-rsid="00226604"/>
    </style:style>
    <style:style style:name="P6" style:family="paragraph" style:parent-style-name="Standard">
      <style:text-properties officeooo:rsid="00226604" officeooo:paragraph-rsid="00237b22"/>
    </style:style>
    <style:style style:name="P7" style:family="paragraph" style:parent-style-name="Standard">
      <style:text-properties officeooo:rsid="00237b22" officeooo:paragraph-rsid="00237b22"/>
    </style:style>
    <style:style style:name="T1" style:family="text">
      <style:text-properties officeooo:rsid="001c1e65"/>
    </style:style>
    <style:style style:name="T2" style:family="text">
      <style:text-properties officeooo:rsid="001d94c7"/>
    </style:style>
    <style:style style:name="T3" style:family="text">
      <style:text-properties officeooo:rsid="0020a940"/>
    </style:style>
    <style:style style:name="T4" style:family="text">
      <style:text-properties officeooo:rsid="00237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ah Johnson ELE 209 Lab 5</text:p>
      <text:p text:style-name="P1">1</text:p>
      <text:p text:style-name="P1"><text:tab/>(a)<text:tab/>0011000000000000 <text:tab/>initiates at x3000</text:p>
      <text:p text:style-name="P1"><text:tab/><text:tab/>0101001010000011 <text:tab/>AND R2 R3 to R1</text:p>
      <text:p text:style-name="P1"><text:tab/><text:tab/>1001001001111111 <text:tab/>NOT R1 to R1</text:p>
      <text:p text:style-name="P1"><text:tab/><text:tab/>1111000000100101 <text:tab/><text:span text:style-name="T3">HALT</text:span></text:p>
      <text:p text:style-name="P1"><text:tab/><text:tab/></text:p>
      <text:p text:style-name="P1"><text:tab/><text:tab/>OUT:<text:tab/>xFFFE</text:p>
      <text:p text:style-name="P1"><text:tab/></text:p>
      <text:p text:style-name="P1"><text:tab/>(b)<text:tab/>0011000000000000<text:tab/>initiates at x3000</text:p>
      <text:p text:style-name="P1"><text:tab/><text:tab/>1001010010111111<text:tab/>NOT R2 to R2</text:p>
      <text:p text:style-name="P1"><text:tab/><text:tab/>1001011011111111<text:tab/>NOT R3 to R3</text:p>
      <text:p text:style-name="P1"><text:tab/><text:tab/>0101001010000011<text:tab/>AND R2 R3 to R1</text:p>
      <text:p text:style-name="P1"><text:tab/><text:tab/>1001001001111111<text:tab/>NOT R1 to R1</text:p>
      <text:p text:style-name="P1"><text:tab/><text:tab/>1111000000100101<text:tab/><text:span text:style-name="T3">HALT</text:span></text:p>
      <text:p text:style-name="P1"/>
      <text:p text:style-name="P1"><text:tab/><text:tab/>OUT:<text:tab/>x<text:span text:style-name="T1">0007</text:span></text:p>
      <text:p text:style-name="P1"/>
      <text:p text:style-name="P1"><text:tab/>(c)<text:tab/>0011000000000000<text:tab/>initiates at x3000</text:p>
      <text:p text:style-name="P1"><text:tab/><text:tab/>1001010010111111<text:tab/>NOT R2 to R2</text:p>
      <text:p text:style-name="P1"><text:tab/><text:tab/>1001011011111111<text:tab/>NOT R3 to R3</text:p>
      <text:p text:style-name="P1"><text:tab/><text:tab/>0101001010000011<text:tab/>AND R2 R3 to R1</text:p>
      <text:p text:style-name="P1"><text:tab/><text:tab/>1111000000100101<text:tab/><text:span text:style-name="T3">HALT</text:span></text:p>
      <text:p text:style-name="P1"/>
      <text:p text:style-name="P1"><text:tab/><text:tab/>OUT:<text:tab/>xFFF8</text:p>
      <text:p text:style-name="P1"/>
      <text:p text:style-name="P2"><text:tab/><text:span text:style-name="T1">(d)<text:tab/>0011000000000000<text:tab/>initiates at x3000</text:span></text:p>
      <text:p text:style-name="P4"><text:tab/><text:tab/>1001010010111111<text:tab/>NOT R2 to R2</text:p>
      <text:p text:style-name="P4"><text:tab/><text:tab/>1001011011111111<text:tab/>NOT R3 to R3</text:p>
      <text:p text:style-name="P4"><text:tab/><text:tab/>0101100010000011<text:tab/>AND R2 R3 to R4</text:p>
      <text:p text:style-name="P4"><text:tab/><text:tab/>1001100100111111<text:tab/>NOT R4</text:p>
      <text:p text:style-name="P4"><text:tab/><text:tab/>1001011011111111<text:tab/>NOT R2 to R2</text:p>
      <text:p text:style-name="P4"><text:tab/><text:tab/>1001010010111111<text:tab/>NOT R3 to R3</text:p>
      <text:p text:style-name="P4"><text:tab/><text:tab/>0101101010000011<text:tab/>AND R2 R3 to R5</text:p>
      <text:p text:style-name="P4"><text:tab/><text:tab/>1001101101111111<text:tab/>NOT R5 to R5</text:p>
      <text:p text:style-name="P4"><text:tab/><text:tab/>0101001100000101<text:tab/>AND R1 R5 to R1</text:p>
      <text:p text:style-name="P4"><text:tab/><text:tab/>1111000000100101<text:tab/>HALT</text:p>
      <text:p text:style-name="P3"><text:tab/><text:tab/></text:p>
      <text:p text:style-name="P3"><text:tab/><text:tab/>OUT:<text:tab/>x<text:span text:style-name="T2">0006</text:span></text:p>
      <text:p text:style-name="P3"/>
      <text:p text:style-name="P5">2<text:tab/><text:tab/>0011000000000000<text:tab/>initiates at x3000</text:p>
      <text:p text:style-name="P5"><text:tab/><text:tab/>1001010010111111<text:tab/>NOT R2 to R2</text:p>
      <text:p text:style-name="P5"><text:tab/><text:tab/>1001010010111111<text:tab/>NOT R2 to R2</text:p>
      <text:p text:style-name="P5"><text:tab/><text:tab/>1001100100111111<text:tab/>NOT R4 to R4</text:p>
      <text:p text:style-name="P5"><text:tab/><text:tab/>0101001010000100<text:tab/>AND R2 R4 to R1</text:p>
      <text:p text:style-name="P5"><text:tab/><text:tab/>1001001001111111<text:tab/>NOT R1 to R1</text:p>
      <text:p text:style-name="P5"><text:tab/><text:tab/>1111000000100101<text:tab/>HALT</text:p>
      <text:p text:style-name="P5"/>
      <text:p text:style-name="P5"><text:tab/><text:tab/>OUT:<text:tab/>xFFF5</text:p>
      <text:p text:style-name="P5"><text:soft-page-break/></text:p>
      <text:p text:style-name="P6">3<text:tab/><text:tab/><text:span text:style-name="T4">0011000000000000<text:tab/>initiates at x3000</text:span></text:p>
      <text:p text:style-name="P7"><text:tab/><text:tab/>1001011011111111<text:tab/>NOT R3 to R3</text:p>
      <text:p text:style-name="P7"><text:tab/><text:tab/>0001011011100001<text:tab/>ADD 1 to R3 (DST R3)</text:p>
      <text:p text:style-name="P7"><text:tab/><text:tab/>0001001010000011<text:tab/>ADD R2 to R3 (DST R1)</text:p>
      <text:p text:style-name="P7"><text:tab/><text:tab/>1111000000100101<text:tab/>HALT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32:41.996232964</meta:creation-date>
    <dc:date>2015-03-23T16:41:26.389283247</dc:date>
    <meta:editing-duration>PT6M32S</meta:editing-duration>
    <meta:editing-cycles>1</meta:editing-cycles>
    <meta:document-statistic meta:table-count="0" meta:image-count="0" meta:object-count="0" meta:page-count="2" meta:paragraph-count="48" meta:word-count="198" meta:character-count="1308" meta:non-whitespace-character-count="1066"/>
    <meta:generator>LibreOffice/4.2.7.2$Linux_X86_64 LibreOffice_project/420m0$Build-2</meta:generator>
  </office:meta>
</office:document-meta>
</file>